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textarea-horizontal-align="justify" draw:textarea-vertical-align="middle" draw:auto-grow-height="false" fo:min-height="2.417cm" fo:min-width="4.453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1.02cm" fo:min-width="4.81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1.017cm" fo:min-width="4.813cm"/>
    </style:style>
    <style:style style:name="gr4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9353" draw:fill-color="#bee3d3" draw:opacity="50%" draw:opacity-name="" draw:textarea-horizontal-align="justify" draw:textarea-vertical-align="middle" draw:auto-grow-height="false" fo:min-height="0.766cm" fo:min-width="4.477cm"/>
    </style:style>
    <style:style style:name="gr6" style:family="graphic" style:parent-style-name="standard">
      <style:graphic-properties svg:stroke-color="#009353" draw:fill-color="#bee3d3" draw:textarea-horizontal-align="justify" draw:textarea-vertical-align="middle" draw:auto-grow-height="false" fo:min-height="2.69cm" fo:min-width="4.7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9353" draw:fill-color="#bee3d3" draw:textarea-horizontal-align="justify" draw:textarea-vertical-align="middle" draw:auto-grow-height="false" fo:min-height="0.512cm" fo:min-width="2.34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eeeeee" draw:fill="none" draw:fill-color="#bee3d3" draw:textarea-horizontal-align="justify" draw:textarea-vertical-align="middle" draw:auto-grow-height="false" fo:min-height="0.512cm" fo:min-width="2.344cm"/>
    </style:style>
    <style:style style:name="P1" style:family="paragraph">
      <style:paragraph-properties fo:text-align="center"/>
    </style:style>
    <style:style style:name="P2" style:family="paragraph">
      <loext:graphic-properties draw:fill-color="#adc5e7"/>
      <style:paragraph-properties fo:text-align="center"/>
    </style:style>
    <style:style style:name="P3" style:family="paragraph">
      <loext:graphic-properties draw:fill-color="#adc5e7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adc5e7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ee3d3" draw:opacity="5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bee3d3"/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color="#ce181e"/>
    </style:style>
    <style:style style:name="P9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bee3d3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bee3d3"/>
      <style:paragraph-properties fo:text-align="center"/>
      <style:text-properties fo:font-size="16pt" style:font-size-asian="16pt" style:font-size-complex="16pt"/>
    </style:style>
    <style:style style:name="P13" style:family="paragraph">
      <style:text-properties fo:color="#000000"/>
    </style:style>
    <style:style style:name="P14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2.667cm" svg:x="3.032cm" svg:y="2.524cm">
          <text:p text:style-name="P1">Vispārīgs </text:p>
          <text:p text:style-name="P1">apgalvojums</text:p>
          <text:p text:style-name="P1">(teorēma, u.c.)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31cm" svg:height="1.27cm" draw:transform="skewX (-0.0188495559215388) translate (10.971cm 1.597cm)">
          <text:p text:style-name="P1"><text:span text:style-name="T1">Atsevišķs </text:span></text:p>
          <text:p text:style-name="P1"><text:span text:style-name="T1">gadījums #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313cm" svg:height="1.267cm" draw:transform="skewX (-0.0165806278939461) translate (10.971cm 3.197cm)">
          <text:p text:style-name="P1"><text:span text:style-name="T2">Atsevišķs </text:span></text:p>
          <text:p text:style-name="P1"><text:span text:style-name="T2">gadījums #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985cm" svg:y1="3.857cm" svg:x2="10.983cm" svg:y2="2.232cm" draw:start-shape="id1" draw:start-glue-point="1" draw:end-shape="id2" draw:end-glue-point="3" svg:d="M7985 3857l2998-1625" svg:viewBox="0 0 2999 1626">
          <text:p/>
        </draw:connector>
        <draw:connector draw:style-name="gr4" draw:text-style-name="P5" draw:layer="layout" draw:type="line" svg:x1="7.985cm" svg:y1="3.857cm" svg:x2="10.981cm" svg:y2="3.83cm" draw:start-shape="id1" draw:start-glue-point="1" draw:end-shape="id3" draw:end-glue-point="3" svg:d="M7985 3857l2996-27" svg:viewBox="0 0 2997 28">
          <text:p/>
        </draw:connector>
        <draw:custom-shape draw:style-name="gr3" draw:text-style-name="P4" xml:id="id4" draw:id="id4" draw:layer="layout" svg:width="5.313cm" svg:height="1.267cm" draw:transform="skewX (-0.0165806278939461) translate (10.97cm 4.797cm)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985cm" svg:y1="3.857cm" svg:x2="10.98cm" svg:y2="5.43cm" draw:start-shape="id1" draw:start-glue-point="1" draw:end-shape="id4" svg:d="M7985 3857l2995 1573" svg:viewBox="0 0 2996 1574">
          <text:p/>
        </draw:connector>
        <draw:custom-shape draw:style-name="gr5" draw:text-style-name="P6" xml:id="id5" draw:id="id5" draw:layer="layout" svg:width="4.977cm" svg:height="1.016cm" draw:transform="skewX (-0.0235619449019235) translate (2.97cm 7.147cm)">
          <text:p text:style-name="P1"><text:span text:style-name="T1">Atsevišķs fakts #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5.279cm" svg:height="2.94cm" draw:transform="skewX (-0.0186750229963393) translate (10.969cm 7.847cm)">
          <text:p text:style-name="P1"><text:span text:style-name="T3">Vispārinājums</text:span></text:p>
          <text:p text:style-name="P1"><text:span text:style-name="T3">(visiem x kaut kas</text:span></text:p>
          <text:p text:style-name="P1"><text:span text:style-name="T3">izpildās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959cm" svg:y1="7.655cm" svg:x2="10.996cm" svg:y2="9.317cm" draw:start-shape="id5" draw:start-glue-point="1" draw:end-shape="id6" svg:d="M7959 7655l3037 1662" svg:viewBox="0 0 3038 1663">
          <text:p/>
        </draw:connector>
        <draw:connector draw:style-name="gr4" draw:text-style-name="P5" draw:layer="layout" draw:type="line" svg:x1="7.954cm" svg:y1="9.255cm" svg:x2="10.996cm" svg:y2="9.317cm" draw:end-shape="id6" svg:d="M7954 9255l3042 62" svg:viewBox="0 0 3043 63">
          <text:p/>
        </draw:connector>
        <draw:connector draw:style-name="gr4" draw:text-style-name="P5" draw:layer="layout" draw:type="line" svg:x1="7.953cm" svg:y1="10.855cm" svg:x2="10.996cm" svg:y2="9.317cm" draw:end-shape="id6" draw:end-glue-point="3" svg:d="M7953 10855l3043-1538" svg:viewBox="0 0 3044 1539">
          <text:p/>
        </draw:connector>
        <draw:frame draw:style-name="gr7" draw:text-style-name="P9" draw:layer="layout" svg:width="3.499cm" svg:height="0.962cm" svg:x="7.623cm" svg:y="1.108cm">
          <draw:text-box>
            <text:p text:style-name="P8"><text:span text:style-name="T4">Dedukcija</text:span></text:p>
          </draw:text-box>
        </draw:frame>
        <draw:frame draw:style-name="gr7" draw:text-style-name="P9" draw:layer="layout" svg:width="3.258cm" svg:height="0.962cm" svg:x="7.824cm" svg:y="6.608cm">
          <draw:text-box>
            <text:p text:style-name="P8"><text:span text:style-name="T4">Indukcija</text:span></text:p>
          </draw:text-box>
        </draw:frame>
        <draw:custom-shape draw:style-name="gr8" draw:text-style-name="P11" xml:id="id9" draw:id="id9" draw:layer="layout" svg:width="2.844cm" svg:height="0.762cm" draw:transform="skewX (-0.0314159265358979) translate (4.97cm 12.447cm)">
          <text:p text:style-name="P10"><text:span text:style-name="T5">Apg.(1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7" draw:id="id7" draw:layer="layout" svg:width="2.844cm" svg:height="0.762cm" draw:transform="skewX (-0.0314159265358979) translate (4.97cm 14.447cm)">
          <text:p text:style-name="P10"><text:span text:style-name="T5">Apg.(n-1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8" draw:id="id8" draw:layer="layout" svg:width="2.844cm" svg:height="0.762cm" draw:transform="skewX (-0.0314159265358979) translate (4.97cm 15.547cm)">
          <text:p text:style-name="P10"><text:span text:style-name="T5">Apg.(n)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.567cm" svg:y1="12.565cm" svg:x2="4.964cm" svg:y2="12.565cm">
          <text:p/>
        </draw:line>
        <draw:connector draw:style-name="gr9" draw:text-style-name="P5" draw:layer="layout" draw:type="curve" svg:x1="4.982cm" svg:y1="14.828cm" svg:x2="4.982cm" svg:y2="15.928cm" draw:start-shape="id7" draw:start-glue-point="3" draw:end-shape="id8" draw:end-glue-point="3" svg:d="M4982 14828c-769 0-769 1100 0 1100" svg:viewBox="0 0 578 1101">
          <text:p/>
        </draw:connector>
        <draw:custom-shape draw:style-name="gr10" draw:text-style-name="P12" xml:id="id10" draw:id="id10" draw:layer="layout" svg:width="2.844cm" svg:height="0.762cm" draw:transform="skewX (-0.0314159265358979) translate (4.97cm 13.447cm)">
          <text:p text:style-name="P10"><text:span text:style-name="T5"/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4.982cm" svg:y1="12.828cm" svg:x2="4.982cm" svg:y2="13.828cm" draw:start-shape="id9" draw:start-glue-point="3" draw:end-shape="id10" draw:end-glue-point="3" svg:d="M4982 12828c-769 0-769 1000 0 1000" svg:viewBox="0 0 578 1001">
          <text:p/>
        </draw:connector>
        <draw:custom-shape draw:style-name="gr6" draw:text-style-name="P7" xml:id="id11" draw:id="id11" draw:layer="layout" svg:width="5.279cm" svg:height="2.94cm" draw:transform="skewX (-0.0186750229963393) translate (10.969cm 12.947cm)">
          <text:p text:style-name="P1"><text:span text:style-name="T3">Visiem naturāliem</text:span></text:p>
          <text:p text:style-name="P1"><text:span text:style-name="T3">skaitļiem </text:span></text:p>
          <text:p text:style-name="P1"><text:span text:style-name="T3">ir spēkā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.826cm" svg:y1="12.828cm" svg:x2="10.996cm" svg:y2="14.417cm" draw:start-shape="id9" draw:start-glue-point="1" draw:end-shape="id11" draw:end-glue-point="3" svg:d="M7826 12828l3170 1589" svg:viewBox="0 0 3171 1590">
          <text:p/>
        </draw:connector>
        <draw:connector draw:style-name="gr4" draw:text-style-name="P5" draw:layer="layout" draw:type="line" svg:x1="7.826cm" svg:y1="14.828cm" svg:x2="10.996cm" svg:y2="14.417cm" draw:start-shape="id7" draw:start-glue-point="1" draw:end-shape="id11" draw:end-glue-point="3" svg:d="M7826 14828l3170-411" svg:viewBox="0 0 3171 412">
          <text:p/>
        </draw:connector>
        <draw:connector draw:style-name="gr4" draw:text-style-name="P5" draw:layer="layout" draw:type="line" svg:x1="7.826cm" svg:y1="15.928cm" svg:x2="10.996cm" svg:y2="14.417cm" draw:start-shape="id8" draw:start-glue-point="1" draw:end-shape="id11" draw:end-glue-point="3" svg:d="M7826 15928l3170-1511" svg:viewBox="0 0 3171 1512">
          <text:p/>
        </draw:connector>
        <draw:frame draw:style-name="gr7" draw:text-style-name="P9" draw:layer="layout" svg:width="7.237cm" svg:height="0.962cm" svg:x="8.424cm" svg:y="12.008cm">
          <draw:text-box>
            <text:p text:style-name="P8"><text:span text:style-name="T4">Matemātiskā indukcija</text:span></text:p>
          </draw:text-box>
        </draw:frame>
        <draw:frame draw:style-name="gr7" draw:text-style-name="P14" draw:layer="layout" svg:width="1.979cm" svg:height="0.962cm" svg:x="2.513cm" svg:y="12.448cm">
          <draw:text-box>
            <text:p text:style-name="P13"><text:span text:style-name="T6">Bāze</text:span></text:p>
          </draw:text-box>
        </draw:frame>
        <draw:frame draw:style-name="gr7" draw:text-style-name="P14" draw:layer="layout" svg:width="2.403cm" svg:height="0.962cm" svg:x="2.614cm" svg:y="14.048cm">
          <draw:text-box>
            <text:p text:style-name="P13"><text:span text:style-name="T6">Pāreja</text:span></text:p>
          </draw:text-box>
        </draw:frame>
        <draw:custom-shape draw:style-name="gr5" draw:text-style-name="P6" draw:layer="layout" svg:width="4.977cm" svg:height="1.016cm" draw:transform="skewX (-0.0235619449019235) translate (2.97cm 8.747cm)">
          <text:p text:style-name="P1"><text:span text:style-name="T1">Atsevišķs fakts #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977cm" svg:height="1.016cm" draw:transform="skewX (-0.0235619449019235) translate (2.97cm 10.347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5T11:27:39.233283438</meta:creation-date>
    <dc:date>2019-09-15T12:48:20.849887815</dc:date>
    <meta:editing-duration>PT25M40S</meta:editing-duration>
    <meta:editing-cycles>5</meta:editing-cycles>
    <meta:generator>LibreOffice/6.0.7.3$Linux_X86_64 LibreOffice_project/00m0$Build-3</meta:generator>
    <meta:document-statistic meta:object-count="30"/>
  </office:meta>
</office:document-meta>
</file>